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ff-yoga-web-pro" svg:font-family="ff-yoga-web-pro, Georgia, 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3" style:family="paragraph" style:parent-style-name="Standard" style:master-page-name="Standard">
      <style:paragraph-properties style:page-number="auto"/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P4" style:family="paragraph" style:parent-style-name="Standard">
      <style:text-properties fo:font-variant="normal" fo:text-transform="none" fo:color="#663399" style:font-name="Arial" fo:font-size="11pt" fo:letter-spacing="normal" fo:font-style="normal" fo:font-weight="normal" style:font-size-asian="11pt" style:font-weight-asian="normal" style:font-name-complex="Helvetica" style:font-size-complex="11pt" style:font-weight-complex="normal"/>
    </style:style>
    <style:style style:name="P5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weight-asian="normal" style:font-name-complex="Helvetica" style:font-size-complex="11pt" style:font-weight-complex="normal"/>
    </style:style>
    <style:style style:name="P6" style:family="paragraph" style:parent-style-name="Text_20_body">
      <style:text-properties fo:font-variant="normal" fo:text-transform="none" fo:color="#333333" style:font-name="Arial" fo:font-size="11pt" fo:letter-spacing="normal" fo:font-style="normal" fo:font-weight="normal" style:font-size-asian="11pt" style:font-weight-asian="normal" style:font-name-complex="Helvetica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cm" style:line-height-at-least="0.741cm" fo:orphans="2" fo:widows="2" fo:text-indent="0cm" style:auto-text-indent="false" fo:padding="0cm" fo:border="none"/>
      <style:text-properties fo:color="#663399" style:font-name="Arial" fo:font-size="11pt" fo:font-weight="normal" style:font-size-asian="11pt" style:font-weight-asian="normal" style:font-name-complex="Helvetica" style:font-size-complex="11pt" style:font-weight-complex="normal"/>
    </style:style>
    <style:style style:name="T1" style:family="text">
      <style:text-properties fo:color="#313131" style:font-name="ff-yoga-web-pro" fo:font-size="17.25pt"/>
    </style:style>
    <style:style style:name="T2" style:family="text">
      <style:text-properties fo:color="#313131" style:font-name="ff-yoga-web-pro" fo:font-size="17.25pt" fo:font-weight="bold"/>
    </style:style>
    <style:style style:name="T3" style:family="text">
      <style:text-properties fo:color="#0a0a0a" style:font-name="Open Sans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 a különbség Proof of Work (PoW) és Proof os Stake (PoS) között?</text:p>
      <text:p text:style-name="P1"/>
      <text:p text:style-name="P1">Ehhez a cikkhez szükséged lesz némi alapvető tudásra a ---Bitcoin-ról, ---Ethereum-ról, blokkláncról és –kriptopénzekről.</text:p>
      <text:p text:style-name="P1">Proof of Work (PoW) és Proof os Stake (PoS) algorutmusnak is ugyanaz a célja mégpedig, hogy megegyezzenek a blokklánc állapotáról. Minden csomópont (node) egyet kell, hogy értsen a blokklánc állapotáról. </text:p>
      <text:p text:style-name="P1">Proof of Work (PoW)</text:p>
      <text:p text:style-name="P1"><text:s/>Eredetileg Proof of Work (PoW) koncepciójával Markus Jakobsson és Ari Juels állt elő egy 1999-ben közzétett dokumentumban. </text:p>
      <text:p text:style-name="P1">Egyszerűség kedvéért Bitcoin-ról lesz szó. Amikor egy új blokkot előállítanak, ezt hozzá kell fűzniük a blokklánchoz. Proof of Work esetében a bányászok bányásszák ezeket a blokkokat. Ez azt jelenti, hogy a bányászok összeállítják a tranzakciókat egy blokkba, ezután egy számot raknak a blokkhoz amelyet „nonce”-nak neveznek. Ezt a blokkot a „nonce” számmal együtt ezután egy SHA-256 hash algoritmussal kódolják. </text:p>
      <text:p text:style-name="P6">Bitcoin-nál ezeknek a blokkoknak egy bizonyos számú nullával kell kezdődnie. Jelenlegi nehézségi szinten ez 17 darab nulla. Idővel ez a szám nőni fog mert a Bitcoin bányászat nehézségi szintje folyamatosan emelkedik. Miután a bányász lekódolta hash algoritmussal a blokkot, megnézi, hogy 17 nullával kezdődik-e. Ha nem lecseréli a „nonce” számot és megismétli a hash kódolási folyamatot egészen addig amíg a hash szám 17 nullával kezdődik.</text:p>
      <text:p text:style-name="P6">Ez a folyamatot több milliószor el kell végezni mire sikeresen megtalálja a korrekt „nonce” számot ami kiadja a megfelelő hash számot. Az első bányász aki sikeresen elvégzi ezt a folyamatot Bitcoin-al lesz jutalmazva. Jelenlegi blokk jutalom 12,5 BTC. Majd a blokkot hozzáadja a blokklánchoz és értesíti a többi bányászt, hogy ez a blokk kész. Ez a PoW protokoll.</text:p>
      <text:p text:style-name="P6">Mivel a bányásznak ilyen sokszor meg kell ismételni a folyamatot mire sikeresen kibányászhatja a blokkot, ez rengeteg hardver kapacitásba és elektromos áramba kerül. Jelenleg Bitcoin bányászok elektromos áram használata teljes Dániáéval vetekszik.</text:p>
      <text:p text:style-name="P4"><text:span text:style-name="T3">Proof of work protokoll fő célja, hogy megvédje a rendszert a DDoS támadásoktól amelyeknek célja, hogy több hamis kérelem küldésével kimerítse a számítógépes erőforrásokat.</text:span></text:p>
      <text:p text:style-name="P5"/>
      <text:p text:style-name="P6">Proof of Stake (PoS)</text:p>
      <text:p text:style-name="P6">Proof of Stake (PoS) egy alternatív módja a blokk ellenőrzésének és érvényesítésének. Nem úgy mint a <text:s/><text:span text:style-name="T3">Proof of work</text:span> rendszerben ahol az algoritmus megjutalmazza a bányászokat akik megoldják a matematikai problémát., a Proof of Stake rendszerben az új blokk létrehozója egy véletlenszerű módon van kiválasztva a vagyonától függően, amelyet „stake”-nek hívnak. </text:p>
      <text:p text:style-name="P6">Ezt úgy lehet legkönnyebben elképzelni mintha részvényeket egy vállalatban. Tehát ha valaki a teljes Ethereum készlet 1%-át tartja akkor 1% eséllyel hozhat létre új blokkot. A PoS rendszerben nincs blokk jutalom tehát a bányászok (akiket itt már „forgers”-nek azaz kovácsnak hívnak) tranzakciós díjakat zsebelik be.</text:p>
      <text:p text:style-name="P2"><text:soft-page-break/>Azért van szükség, nagy mennyiségű kriptopénz tárolására (Ethereum esetében 1250 ETH lesz), hogy érdekelt fél legyen valaki akárcsak egy vállalat részesedésével. Így mivel jelentős részesedése van ezeknek a részvényeseknek, kevésbé valószínű, hogy ártanának a hálózatnak, mert saját magukat <text:s/>károsítanák ha a hálózat megbízhatatlan lenne. Ezáltal a 51%-os támadás problémája is kiküszöbölésre kerül, mivel ha valaki megszerzi az ETH készlet 51%-át és ártani akarna a rendszernek akkor az gyakorlatilag csak saját magának ártana. És elképesztően drága lenne megszerezni az ETH készlet 51%-át.</text:p>
      <text:p text:style-name="P2"/>
      <text:p text:style-name="P2">Tehát amíg PoW rendszerben a legnagyobb számítógépes teljesítménnyel rendelkező bányásznak fog legtöbbször sikerülni a blokk hozzáadása, míg PoS rendszerben a legnagyobb részvényesnek lesz a legnagyobb esélye új blokk generálásához.</text:p>
      <text:p text:style-name="P2">Részvényesként nem kell nagy számítógépes teljesítmény tehát az új blokk generálásának ára jelentősen csökken, amely sokkal hatékonyabbá teszi a rendszert.</text:p>
      <text:p text:style-name="P2">Ethereum PoS rendszerében amely Casper néven ismert, azt a személyt aki rossz tranzakciókat próbál érvényesíteni büntetés éri a berakott tőkéjének egy részének elvesztésével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ff-yoga-web-pro" svg:font-family="ff-yoga-web-pro, Georgia, serif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Helvetica"/>
    </style:style>
    <style:style style:name="ListLabel_20_2" style:display-name="ListLabel 2" style:family="text">
      <style:text-properties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Helvetica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i</meta:initial-creator>
    <meta:editing-cycles>53</meta:editing-cycles>
    <meta:creation-date>2017-12-29T10:16:00</meta:creation-date>
    <dc:date>2018-01-19T15:55:50.78</dc:date>
    <meta:editing-duration>PT17H50M56S</meta:editing-duration>
    <meta:generator>OpenOffice/4.1.4$Win32 OpenOffice.org_project/414m5$Build-9788</meta:generator>
    <meta:document-statistic meta:table-count="0" meta:image-count="0" meta:object-count="0" meta:page-count="2" meta:paragraph-count="17" meta:word-count="571" meta:character-count="40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